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fr1"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frame-display-scrollbar="false" draw:frame-display-border="false" draw:frame-margin-horizontal="0px" draw:frame-margin-vertical="0px" draw:ole-draw-aspect="1"/>
    </style:style>
    <style:style style:name="Sect1" style:family="section">
      <style:section-properties fo:background-color="transparent" fo:margin-left="0cm" fo:margin-right="0cm" style:editable="false">
        <style:columns fo:column-count="1" fo:column-gap="0cm"/>
        <style:background-image/>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Objeto1" text:anchor-type="page" text:anchor-page-number="1" svg:x="0cm" svg:y="0cm" svg:width="20.108cm" svg:height="0.041cm" draw:z-index="0">
        <draw:floating-frame xlink:href="https://googleads.g.doubleclick.net/pagead/ads?client=ca-pub-5437868069626884&amp;output=html&amp;h=280&amp;adk=3642078704&amp;adf=3111787853&amp;pi=t.aa~a.3187893275~i.1~rp.4&amp;w=760&amp;fwrn=4&amp;fwrnh=100&amp;lmt=1770645824&amp;rafmt=1&amp;armr=3&amp;sem=mc&amp;pwprc=7118817668&amp;ad_type=text_image&amp;format=760x280&amp;url=https%3A%2F%2Flas5deldia.com%2Factualidad%2Fcnsc-jornadas-de-divulgacion-2026%2F&amp;fwr=0&amp;pra=3&amp;rh=190&amp;rw=760&amp;rpe=1&amp;resp_fmts=3&amp;aieuf=1&amp;aicrs=1&amp;fa=27&amp;abgtt=6&amp;dt=1770644726808&amp;bpp=1&amp;bdt=4109&amp;idt=1&amp;shv=r20260204&amp;mjsv=m202602090101&amp;ptt=9&amp;saldr=aa&amp;abxe=1&amp;cookie=ID%3Dfb5e4b82b8ccf4ad%3AT%3D1769098833%3ART%3D1770645629%3AS%3DALNI_MZfjc9T9nT2_FQ2W7taEpmzx_FxnQ&amp;gpic=UID%3D0000132da54067ab%3AT%3D1769098833%3ART%3D1770645629%3AS%3DALNI_MZUVUJs0CJLK4W29LW1It-59g9XKA&amp;eo_id_str=ID%3D5b10c7d348cdb878%3AT%3D1769098833%3ART%3D1770645629%3AS%3DAA-AfjYD8sJzxjrlb0kT55Yvvj6o&amp;prev_fmts=0x0%2C1200x280&amp;nras=3&amp;correlator=2021551912574&amp;frm=20&amp;pv=1&amp;u_tz=-300&amp;u_his=1&amp;u_h=1080&amp;u_w=1920&amp;u_ah=1048&amp;u_aw=1920&amp;u_cd=24&amp;u_sd=1&amp;adx=329&amp;ady=1111&amp;biw=1851&amp;bih=946&amp;scr_x=0&amp;scr_y=0&amp;eid=31096044%2C31096621%2C95378425%2C95381032%2C95381248%2C95381489%2C95382332%2C95382339%2C95382730%2C31096664&amp;oid=2&amp;pvsid=5009998852229914&amp;tmod=1579211273&amp;uas=0&amp;nvt=1&amp;ref=https%3A%2F%2Flas5deldia.com%2F&amp;fc=1408&amp;brdim=938%2C17%2C938%2C17%2C1920%2C32%2C1956%2C1084%2C1851%2C946&amp;vis=1&amp;rsz=%7C%7Cs%7C&amp;abl=NS&amp;fu=128&amp;bc=31&amp;bz=1.06&amp;pgls=CAEaBTYuOS4x~CAEQBRoGMy4zNS4z&amp;num_ads=1&amp;ifi=3&amp;uci=a!3&amp;btvi=1&amp;fsb=1&amp;dtd=M" xlink:type="simple" xlink:show="embed" xlink:actuate="onLoad" draw:frame-name="aswift_2"/>
      </draw:frame>
      <text:h text:style-name="Heading_20_1" text:outline-level="1">La CNSC lleva el mérito a los territorios con sus jornadas de divulgación</text:h>
      <text:p text:style-name="Text_20_body"><text:span text:style-name="Strong_20_Emphasis">Divulgación del concurso de méritos territorial 13 presencial</text:span></text:p>
      <text:p text:style-name="Text_20_body"><text:a xlink:type="simple" xlink:href="https://www.cnsc.gov.co/convocatorias/entidades-del-orden-territorial-y-unidad-de-alimentos-para-aprender-uapa?field_tipo_de_contenido_convocat_target_id=64" office:target-frame-name="_blank" xlink:show="new" text:style-name="Internet_20_link" text:visited-style-name="Visited_20_Internet_20_Link">La CNSC</text:a> confirmó que desarrollará jornadas de divulgación de su concurso de méritos territorial 13 en varias ciudades de Colombia para lograr así llevar el mérito a los territorios. </text:p>
      <text:section text:style-name="Sect1" text:name="aswift_2_host">
        <text:p text:style-name="P1"/>
      </text:section>
      <text:p text:style-name="Text_20_body">Estas jornadas de divulgación tienen como objetivo capacitar a las personas sobre las generalidad del concurso que se empezará a ofertar en este mes de febrero. </text:p>
      <text:p text:style-name="Text_20_body">Este concurso de la CNSC dará apertura en la modalidad de ingreso para personas con discapacidad del 09 de febrero de 2026 al 16 de febrero de 2026 en el portal del SIMO. </text:p>
      <text:p text:style-name="Text_20_body">Posteriormente se espera que a finales de este mismo mes de febrero se da apertura al concurso abierto para toda Colombia. </text:p>
      <text:p text:style-name="Text_20_body">Así mismo, este concurso contempla proveer de manera definitiva 1.453 vacantes pertenecientes al Sistema General de Carrera Administrativa, distribuidas en 28 entidades con presencia en 8 departamentos y una entidad en la capital de Colombia.</text:p>
      <text:p text:style-name="Text_20_body"><text:span text:style-name="Strong_20_Emphasis">Le puede interesar: </text:span><text:a xlink:type="simple" xlink:href="https://las5deldia.com/economia/bancolombia-trabajo-empleo-2026/" text:style-name="Internet_20_link" text:visited-style-name="Visited_20_Internet_20_Link">Consiga trabajo en el Grupo Bancolombia en 2026</text:a></text:p>
      <text:p text:style-name="Text_20_body">Así mismo durante la semana comprendida del 9 al 13 de febrero se adelantarán las siguientes jornadas de divulgación por toda Colombia. Donde para registrarse sólo deberán escanear el código QR que corresponde a su ciudad de interés: </text:p>
      <text:p text:style-name="Text_20_body"><text:span text:style-name="Strong_20_Emphasis">Sogamoso 9 de febrero 2:00 p.m</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9T09:03:52.451265735</meta:creation-date>
    <dc:date>2026-02-09T09:04:26.320257272</dc:date>
    <meta:editing-duration>PT34S</meta:editing-duration>
    <meta:editing-cycles>1</meta:editing-cycles>
    <meta:document-statistic meta:table-count="0" meta:image-count="0" meta:object-count="1" meta:page-count="1" meta:paragraph-count="10" meta:word-count="220" meta:character-count="1344" meta:non-whitespace-character-count="1129"/>
    <meta:generator>LibreOffice/7.3.7.2$Linux_X86_64 LibreOffice_project/30$Build-2</meta:generator>
  </office:meta>
</office:document-meta>
</file>